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/>
    <style:font-face style:name="PT Sans" svg:font-family="PT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ru" style:country-asian="RU" style:language-complex="ar" style:country-complex="SA" fo:hyphenate="true"/>
    </style:style>
    <style:style style:name="P2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6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ru" style:country-asian="RU" style:language-complex="ar" style:country-complex="SA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1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1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1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1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14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6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18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ru" style:country-asian="RU" style:language-complex="ar" style:country-complex="SA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2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ru" style:country-asian="RU" style:language-complex="ar" style:country-complex="SA" fo:hyphenate="true"/>
    </style:style>
    <style:style style:name="P23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7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2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2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3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3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3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33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3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3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3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4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4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2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43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4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4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49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5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5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2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53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4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5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58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59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6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2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6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4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6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7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69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7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1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72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4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76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77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0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8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82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ru" style:country-asian="RU" style:language-complex="ar" style:country-complex="SA" fo:hyphenate="true"/>
    </style:style>
    <style:style style:name="P83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84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8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87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8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90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91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fo:language="en" fo:country="US"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fo:language="en" fo:country="US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9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fo:language="en" fo:country="US"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P97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9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102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03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fo:language="en" fo:country="US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fo:language="en" fo:country="US" style:language-asian="ru" style:country-asian="RU" style:language-complex="ar" style:country-complex="SA"/>
    </style:style>
    <style:style style:name="P112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13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115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16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118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19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121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22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126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127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2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132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33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139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40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146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47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155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156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57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159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60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162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63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fo:language="en" fo:country="US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P171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72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174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7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177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7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82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184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8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189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90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194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9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197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9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04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20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0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07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20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10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14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21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17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21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22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223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25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226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30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231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33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234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36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237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fo:language="en" fo:country="US" style:language-asian="ru" style:country-asian="RU" style:language-complex="ar" style:country-complex="SA"/>
    </style:style>
    <style:style style:name="T238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24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42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24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44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P245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246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247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51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252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5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54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255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256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5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60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261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fo:language="en" fo:country="US" style:language-asian="ru" style:country-asian="RU" style:language-complex="ar" style:country-complex="SA"/>
    </style:style>
    <style:style style:name="T262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26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64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26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66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26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68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26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70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27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ru" style:country-asian="RU" style:language-complex="ar" style:country-complex="SA"/>
    </style:style>
    <style:style style:name="T27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74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7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76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277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79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280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8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82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8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84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28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87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28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8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90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291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9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293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P294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29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97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29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29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300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301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0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03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0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305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306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0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308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309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1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11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1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313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314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1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316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317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1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319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320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2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22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2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324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32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2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327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32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2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330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331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3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333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334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3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336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337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33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3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40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4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4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4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344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34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fo:language="en" fo:country="US" style:language-asian="ru" style:country-asian="RU" style:language-complex="ar" style:country-complex="SA"/>
    </style:style>
    <style:style style:name="T346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34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48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34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50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35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52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35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54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P355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356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5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358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359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6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61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6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63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6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6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6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367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36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6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70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7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72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7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74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7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376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377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7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7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ru" style:country-asian="RU" style:language-complex="ar" style:country-complex="SA"/>
    </style:style>
    <style:style style:name="T38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US" style:language-asian="ru" style:country-asian="RU" style:language-complex="ar" style:country-complex="SA"/>
    </style:style>
    <style:style style:name="T3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ru" style:country-asian="RU" style:language-complex="ar" style:country-complex="SA"/>
    </style:style>
    <style:style style:name="T38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US" style:language-asian="ru" style:country-asian="RU" style:language-complex="ar" style:country-complex="SA"/>
    </style:style>
    <style:style style:name="T38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ru" style:country-asian="RU" style:language-complex="ar" style:country-complex="SA"/>
    </style:style>
    <style:style style:name="T38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US" style:language-asian="ru" style:country-asian="RU" style:language-complex="ar" style:country-complex="SA"/>
    </style:style>
    <style:style style:name="T38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ru" style:country-asian="RU" style:language-complex="ar" style:country-complex="SA"/>
    </style:style>
    <style:style style:name="T38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en" fo:country="US" style:language-asian="ru" style:country-asian="RU" style:language-complex="ar" style:country-complex="SA"/>
    </style:style>
    <style:style style:name="P387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38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8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390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391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9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93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9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9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9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397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39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399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400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0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02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0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04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0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06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0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408" style:parent-style-name="Обычный" style:family="paragraph">
      <style:paragraph-properties style:vertical-align="auto" fo:margin-top="0.0694in" fo:margin-bottom="0.0694in" fo:margin-left="0.5in">
        <style:tab-stops/>
      </style:paragraph-properties>
      <style:text-properties fo:hyphenate="true"/>
    </style:style>
    <style:style style:name="T409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1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411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412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1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414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41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1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17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1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419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420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2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422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423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2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425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426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2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428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429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3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31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P432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433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3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3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3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437" style:parent-style-name="Обычный" style:family="paragraph">
      <style:paragraph-properties style:vertical-align="auto" fo:margin-top="0.0694in" fo:margin-bottom="0.0694in" fo:margin-left="1in" fo:text-indent="-0.25in">
        <style:tab-stops/>
      </style:paragraph-properties>
      <style:text-properties fo:hyphenate="true"/>
    </style:style>
    <style:style style:name="T43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39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4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41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4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443" style:parent-style-name="Обычный" style:family="paragraph">
      <style:paragraph-properties style:vertical-align="auto" fo:margin-top="0.0694in" fo:margin-bottom="0.0694in" fo:margin-left="1in" fo:text-indent="-0.25in">
        <style:tab-stops/>
      </style:paragraph-properties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444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445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4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447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44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4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50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5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52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5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54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5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456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457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5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59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6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61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6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63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6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465" style:parent-style-name="Обычный" style:family="paragraph">
      <style:paragraph-properties style:vertical-align="auto" fo:margin-top="0.0694in" fo:margin-bottom="0.0694in" fo:margin-left="0.5in">
        <style:tab-stops/>
      </style:paragraph-properties>
      <style:text-properties fo:hyphenate="true"/>
    </style:style>
    <style:style style:name="T466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6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468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469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7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471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472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7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74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7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476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477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7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479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480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81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482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483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48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485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486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fo:language="en" fo:country="US" style:language-asian="ru" style:country-asian="RU" style:language-complex="ar" style:country-complex="SA"/>
    </style:style>
    <style:style style:name="T487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48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8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9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91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49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93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494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95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49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497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T49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fo:language="en" fo:country="US" style:language-asian="ru" style:country-asian="RU" style:language-complex="ar" style:country-complex="SA"/>
    </style:style>
    <style:style style:name="T49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500" style:parent-style-name="Основнойшрифтабзаца" style:family="text">
      <style:text-properties style:font-name="Times New Roman" style:font-name-asian="Times New Roman" style:font-name-complex="Times New Roman" style:letter-kerning="false" fo:language="en" fo:country="US" style:language-asian="ru" style:country-asian="RU" style:language-complex="ar" style:country-complex="SA"/>
    </style:style>
    <style:style style:name="P501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502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50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504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language-asian="ru" style:country-asian="RU" style:language-complex="ar" style:country-complex="SA"/>
    </style:style>
    <style:style style:name="T50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506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50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</office:automatic-styles>
  <office:body>
    <office:text text:use-soft-page-breaks="true">
      <text:p text:style-name="P1">Крошечная библиотека LoRa для STM32 HAL</text:p>
      <text:p text:style-name="P2"><text:span text:style-name="T3">Простая и легкая библиотека для работы с<text:s/></text:span><text:span text:style-name="T4">sx1276<text:s/></text:span><text:span text:style-name="T5">совместимыми модулями LoRa на STM32 HAL.</text:span></text:p>
      <text:p text:style-name="P6"><text:span text:style-name="T7">Он действительно<text:s/></text:span><text:span text:style-name="T8">крошечный</text:span><text:span text:style-name="T9">, зацените это:</text:span></text:p>
      <text:p text:style-name="P10">$ arm-none-eabi-gcc -c -mcpu=cortex-m0plus-mthumb &lt;другие параметры разделены&gt;&gt; lora_sx1276.c</text:p>
      <text:p text:style-name="P11">$ size lora_sx1276.o</text:p>
      <text:p text:style-name="P12">текстовые данные bss dec hex filename</text:p>
      <text:p text:style-name="P13"><text:s/>1596 0 0 1596 63c lora_sx1276.o</text:p>
      <text:p text:style-name="P14"><text:span text:style-name="T15">Это всего лишь<text:s/></text:span><text:span text:style-name="T16">1.5</text:span><text:span text:style-name="T17">КБ скомпилированного кода! :)</text:span></text:p>
      <text:p text:style-name="P18"><text:span text:style-name="T19">Обратите внимание - он<text:s/></text:span><text:span text:style-name="T20">не</text:span><text:span text:style-name="T21"><text:s/>реализует стек LoRaWAN, это чистая LoRa - в основном только радио.</text:span></text:p>
      <text:p text:style-name="P22">Быстрый старт</text:p>
      <text:p text:style-name="P23"><text:span text:style-name="T24">Скопируйте / добавьте как файлы подмодуля в<text:s/></text:span><text:span text:style-name="T25">Src</text:span><text:span text:style-name="T26">каталог в ваш проект STM32 HAL, а затем:</text:span></text:p>
      <text:list text:style-name="LFO1" text:continue-numbering="true">
        <text:list-item>
          <text:p text:style-name="P27">Включить заголовок:</text:p>
        </text:list-item>
      </text:list>
      <text:p text:style-name="P28">/* Частная входят ----------------------------------------------------------*/</text:p>
      <text:p text:style-name="P29">/* код пользователя начать включает в себя */</text:p>
      <text:p text:style-name="P30">#include "lora_sx1276.h"</text:p>
      <text:p text:style-name="P31">// ...</text:p>
      <text:p text:style-name="P32">/* конец пользовательского кода включает*/</text:p>
      <text:list text:style-name="LFO2" text:continue-numbering="true">
        <text:list-item>
          <text:p text:style-name="P33"><text:span text:style-name="T34">Добавьте инициализацию модуля где-нибудь в<text:s/></text:span><text:span text:style-name="T35">main()</text:span><text:span text:style-name="T36">такой функции:</text:span></text:p>
        </text:list-item>
      </text:list>
      <text:p text:style-name="P37"><text:s text:c="2"/>/* КОД ПОЛЬЗОВАТЕЛЯ BEGIN 2 */</text:p>
      <text:p text:style-name="P38"><text:s/>lora_sx1276 Лора;</text:p>
      <text:p text:style-name="P39"/>
      <text:p text:style-name="P40"><text:s/>// Совместимый модуль SX1276, подключенный к SPI1, вывод NSS, подключенный к GPIO с меткой LORA_NSS</text:p>
      <text:p text:style-name="P41"><text:span text:style-name="T42"><text:s text:c="2"/></text:span><text:span text:style-name="T43">uint8_t res = lora_init(&amp;lora, &amp;hspi1, LORA_NSS_GPIO_Port, LORA_NSS_Pin, LORA_BASE_FREQUENCY_US);</text:span></text:p>
      <text:p text:style-name="P44"><text:span text:style-name="T45"><text:s/></text:span><text:span text:style-name="T46">if (res != LORA_OK) {</text:span></text:p>
      <text:p text:style-name="P47"><text:s/>// Инициализация не удалась</text:p>
      <text:p text:style-name="P48"><text:s/>}</text:p>
      <text:list text:style-name="LFO3" text:continue-numbering="true">
        <text:list-item>
          <text:p text:style-name="P49">Отправить пакет:</text:p>
        </text:list-item>
      </text:list>
      <text:p text:style-name="P50"><text:s text:c="2"/>// Отправить пакет можно так же просто, как</text:p>
      <text:p text:style-name="P51"><text:span text:style-name="T52"><text:s text:c="2"/></text:span><text:span text:style-name="T53">uint8_t res = lora_send_packet(&amp;lora, (uint8_t *)"test", 4);</text:span></text:p>
      <text:p text:style-name="P54"><text:span text:style-name="T55"><text:s/></text:span><text:span text:style-name="T56">if (res != LORA_OK) {</text:span></text:p>
      <text:p text:style-name="P57"><text:s/>// Отправить не удалось</text:p>
      <text:p text:style-name="P58"><text:s/>}</text:p>
      <text:list text:style-name="LFO4" text:continue-numbering="true">
        <text:list-item>
          <text:p text:style-name="P59">Прием пакета:</text:p>
        </text:list-item>
      </text:list>
      <text:p text:style-name="P60"><text:s text:c="2"/>// Receive buffer</text:p>
      <text:p text:style-name="P61"><text:s text:c="2"/>uint8_t buffer[32];</text:p>
      <text:p text:style-name="P62"><text:s/>// Перевести модем LoRa в режим непрерывного приема</text:p>
      <text:p text:style-name="P63"><text:span text:style-name="T64"><text:s text:c="2"/></text:span><text:span text:style-name="T65">lora_mode_receive_continuous(&amp;lora);</text:span></text:p>
      <text:p text:style-name="P66"><text:span text:style-name="T67"><text:s/></text:span><text:span text:style-name="T68">// Ожидание пакета до 10 секунд</text:span></text:p>
      <text:p text:style-name="P69"><text:s text:c="2"/>uint8_t res;</text:p>
      <text:p text:style-name="P70"><text:span text:style-name="T71"><text:s/></text:span><text:span text:style-name="T72">uint8_t len = lora_receive_packet_blocking(&amp;lora, buffer, sizeof(buffer), 10000, &amp;res);</text:span></text:p>
      <text:p text:style-name="P73"><text:span text:style-name="T74"><text:s/></text:span><text:span text:style-name="T75">if (res != LORA_OK) {</text:span></text:p>
      <text:p text:style-name="P76"><text:s/>// Получить не удалось</text:p>
      <text:p text:style-name="P77"><text:span text:style-name="T78"><text:s/></text:span><text:span text:style-name="T79">}</text:span></text:p>
      <text:p text:style-name="P80">buffer[len] = 0; // null terminate string to print it</text:p>
      <text:p text:style-name="P81"><text:s text:c="2"/>printf("'%s'\n", buffer);</text:p>
      <text:p text:style-name="P82">API-ИНТЕРФЕЙС</text:p>
      <text:p text:style-name="P83">Инициализация LoRa</text:p>
      <text:list text:style-name="LFO5" text:continue-numbering="true">
        <text:list-item>
          <text:p text:style-name="P84"><text:span text:style-name="T85">uint8_t lora_init(lora_sx1276 *lora, SPI_HandleTypeDef *spi, GPIO_TypeDef *nss_port, uint16_t nss_pin, uint64_t freq)</text:span><text:span text:style-name="T86"><text:s/>Инициализировать LoRa с параметрами по умолчанию:</text:span></text:p>
          <text:list text:continue-numbering="true">
            <text:list-item>
              <text:p text:style-name="P87"><text:span text:style-name="T88">lora</text:span><text:span text:style-name="T89"><text:s/>Определение LoRa для инициализации</text:span></text:p>
            </text:list-item>
            <text:list-item>
              <text:p text:style-name="P90"><text:span text:style-name="T91">spi</text:span><text:span text:style-name="T92"><text:s/>SPI HAL bus (</text:span><text:span text:style-name="T93">hspi1</text:span><text:span text:style-name="T94">,<text:s/></text:span><text:span text:style-name="T95">hspi2</text:span><text:span text:style-name="T96">, etc)</text:span></text:p>
            </text:list-item>
            <text:list-item>
              <text:p text:style-name="P97"><text:span text:style-name="T98">nss_port</text:span><text:span text:style-name="T99"><text:s/>- Порт GPIO, к которому<text:s/></text:span><text:span text:style-name="T100">NSS</text:span><text:span text:style-name="T101">подключен штифт</text:span></text:p>
            </text:list-item>
            <text:list-item>
              <text:p text:style-name="P102"><text:span text:style-name="T103">nss_pin</text:span><text:span text:style-name="T104"><text:s/>-<text:s/></text:span><text:span text:style-name="T105">ПИН</text:span><text:span text:style-name="T106">-</text:span><text:span text:style-name="T107">код</text:span><text:span text:style-name="T108"><text:s/>GPIO<text:s/></text:span><text:span text:style-name="T109">в</text:span><text:span text:style-name="T110"><text:s/></text:span><text:span text:style-name="T111">nss_port</text:span></text:p>
            </text:list-item>
            <text:list-item>
              <text:p text:style-name="P112"><text:span text:style-name="T113">freq</text:span><text:span text:style-name="T114"><text:s/>- рабочая частота. В Гц Возвращается:</text:span></text:p>
            </text:list-item>
            <text:list-item>
              <text:p text:style-name="P115"><text:span text:style-name="T116">LORA_OK</text:span><text:span text:style-name="T117"><text:s/>- модем успешно инициализирован</text:span></text:p>
            </text:list-item>
            <text:list-item>
              <text:p text:style-name="P118"><text:span text:style-name="T119">LORA_ERROR</text:span><text:span text:style-name="T120"><text:s/>- ошибка инициализации (например, отсутствие модема на шине SPI / неправильный порт NSS/pin-код)</text:span></text:p>
            </text:list-item>
          </text:list>
        </text:list-item>
        <text:list-item>
          <text:p text:style-name="P121"><text:span text:style-name="T122">uint8_t lora_version(lora_sx1276 *lora)</text:span><text:span text:style-name="T123"><text:s/>Возвращает номер версии модема LoRa (обычно</text:span><text:span text:style-name="T124">0x12</text:span><text:span text:style-name="T125">)</text:span></text:p>
        </text:list-item>
      </text:list>
      <text:p text:style-name="P126">Выбор режима LoRa</text:p>
      <text:list text:style-name="LFO6" text:continue-numbering="true">
        <text:list-item>
          <text:p text:style-name="P127"><text:span text:style-name="T128">void lora_mode_sleep(lora_sx1276 *lora)</text:span><text:span text:style-name="T129"><text:s/>Перевод радио в спящий режим: в этом реж</text:span><text:span text:style-name="T130">и</text:span><text:span text:style-name="T131">ме доступны только регистры SPI и конфигурации. Лора ФИФО недоступна.</text:span></text:p>
        </text:list-item>
        <text:list-item>
          <text:p text:style-name="P132"><text:span text:style-name="T133">void lora_mode_standby(lora_sx1276 *lora)</text:span><text:span text:style-name="T134"><text:s/>Перевести радио в режим ожидания (хол</text:span><text:span text:style-name="T135">о</text:span><text:span text:style-name="T136">стого хода): включены кварцевый генератор и блоки LoRa baseband. RF - часть и PLLs о</text:span><text:span text:style-name="T137">т</text:span><text:span text:style-name="T138">ключены.</text:span></text:p>
        </text:list-item>
        <text:list-item>
          <text:p text:style-name="P139"><text:span text:style-name="T140">void lora_mode_receive_continuous(lora_sx1276 *lora)</text:span><text:span text:style-name="T141"><text:s/>Переведите радио в режим н</text:span><text:span text:style-name="T142">е</text:span><text:span text:style-name="T143">прерывного приема: при активации RFM95/96/97/98(W) включает все остальные блоки, н</text:span><text:span text:style-name="T144">е</text:span><text:span text:style-name="T145">обходимые для приема, обработки всех полученных данных до тех пор, пока не поступит новый запрос пользователя на изменение режима работы.</text:span></text:p>
        </text:list-item>
        <text:list-item>
          <text:p text:style-name="P146"><text:span text:style-name="T147">void lora_mode_receive_single(lora_sx1276 *lora)</text:span><text:span text:style-name="T148"><text:s/>Перевести радио в режим одн</text:span><text:span text:style-name="T149">о</text:span><text:span text:style-name="T150">кратного приема: при активации RFM95/96/97/98(W) включает все оставшиеся блоки, нео</text:span><text:span text:style-name="T151">б</text:span><text:span text:style-name="T152">ходимые для приема, остается в этом состоянии до тех пор, пока не будет получен действ</text:span><text:span text:style-name="T153">и</text:span><text:span text:style-name="T154">тельный пакет, а затем возвращается в режим ожидания.</text:span></text:p>
        </text:list-item>
      </text:list>
      <text:p text:style-name="P155">Параметры сигнала / передачи LoRa</text:p>
      <text:list text:style-name="LFO7" text:continue-numbering="true">
        <text:list-item>
          <text:p text:style-name="P156"><text:span text:style-name="T157">void lora_set_tx_power(lora_sx1276 *lora, uint8_t level)</text:span><text:span text:style-name="T158"><text:s/>Устанавливает мощность передачи Лора.</text:span></text:p>
          <text:list text:continue-numbering="true">
            <text:list-item>
              <text:p text:style-name="P159"><text:span text:style-name="T160">level</text:span><text:span text:style-name="T161"><text:s/>- Мощность TX в дБм. Допустимый диапазон от 2 дБм до 20 дБм</text:span></text:p>
            </text:list-item>
          </text:list>
        </text:list-item>
        <text:list-item>
          <text:p text:style-name="P162"><text:span text:style-name="T163">void lora_set_frequency(lora_sx1276 *lora, uint64_t freq);</text:span><text:span text:style-name="T164"><text:s/></text:span><text:span text:style-name="T165">Установите</text:span><text:span text:style-name="T166"><text:s/></text:span><text:span text:style-name="T167">рабочую</text:span><text:span text:style-name="T168"><text:s/></text:span><text:span text:style-name="T169">частоту</text:span><text:span text:style-name="T170">.</text:span></text:p>
          <text:list text:continue-numbering="true">
            <text:list-item>
              <text:p text:style-name="P171"><text:span text:style-name="T172">freq</text:span><text:span text:style-name="T173"><text:s/>- частота В Гц</text:span></text:p>
            </text:list-item>
          </text:list>
        </text:list-item>
        <text:list-item>
          <text:p text:style-name="P174"><text:span text:style-name="T175">void lora_set_signal_bandwidth(lora_sx1276 *lora, uint64_t bw)</text:span><text:span text:style-name="T176"><text:s/>Установите полосу пропускания сигнала.</text:span></text:p>
          <text:list text:continue-numbering="true">
            <text:list-item>
              <text:p text:style-name="P177"><text:span text:style-name="T178">bw</text:span><text:span text:style-name="T179"><text:s/>- желаемая пропускная способность, От<text:s/></text:span><text:span text:style-name="T180">LORA_BANDWIDTH_7_8_KHZ</text:span><text:span text:style-name="T181">До<text:s/></text:span><text:span text:style-name="T182">LORA_BANDWIDTH_500_KHZ</text:span><text:span text:style-name="T183">для получения дополнительной информации обратитесь к разделу 4.1 таблицы данных.</text:span></text:p>
            </text:list-item>
          </text:list>
        </text:list-item>
        <text:list-item>
          <text:p text:style-name="P184"><text:span text:style-name="T185">void lora_set_spreading_factor(lora_sx1276 *lora, uint8_t sf)</text:span><text:span text:style-name="T186"><text:s/>Установите коэфф</text:span><text:span text:style-name="T187">и</text:span><text:span text:style-name="T188">циент распространения сигнала.</text:span></text:p>
          <text:list text:continue-numbering="true">
            <text:list-item>
              <text:p text:style-name="P189"><text:span text:style-name="T190">sf</text:span><text:span text:style-name="T191"><text:s/>- коэффициент распространения. Значение от 6 до 12 для получения дополнител</text:span><text:span text:style-name="T192">ь</text:span><text:span text:style-name="T193">ной информации обратитесь к разделу 4.1 таблицы данных.</text:span></text:p>
            </text:list-item>
          </text:list>
        </text:list-item>
        <text:list-item>
          <text:p text:style-name="P194"><text:span text:style-name="T195">void lora_set_coding_rate(lora_sx1276 *lora, uint8_t rate)</text:span><text:span text:style-name="T196"><text:s/>Установите скорость кодирования.</text:span></text:p>
          <text:list text:continue-numbering="true">
            <text:list-item>
              <text:p text:style-name="P197"><text:span text:style-name="T198">rate</text:span><text:span text:style-name="T199"><text:s/>- скорость кодирования. Используйте любую из<text:s/></text:span><text:span text:style-name="T200">LORA_CODING_RATE*</text:span><text:span text:style-name="T201">констант. Для получения дополнительной информации обратитесь к разделу 4.1 таблицы да</text:span><text:span text:style-name="T202">н</text:span><text:span text:style-name="T203">ных.</text:span></text:p>
            </text:list-item>
          </text:list>
        </text:list-item>
        <text:list-item>
          <text:p text:style-name="P204"><text:span text:style-name="T205">void lora_set_crc(lora_sx1276 *lora, uint8_t enable)</text:span><text:span text:style-name="T206"><text:s/>Включение / выключение CRC</text:span></text:p>
          <text:list text:continue-numbering="true">
            <text:list-item>
              <text:p text:style-name="P207"><text:span text:style-name="T208">enable</text:span><text:span text:style-name="T209"><text:s/>- установите значение<text:s/></text:span><text:span text:style-name="T210">0</text:span><text:span text:style-name="T211">для отключения CRC, любое другое значение вкл</text:span><text:span text:style-name="T212">ю</text:span><text:span text:style-name="T213">чает CRC.</text:span></text:p>
            </text:list-item>
          </text:list>
        </text:list-item>
        <text:list-item>
          <text:p text:style-name="P214"><text:span text:style-name="T215">void lora_set_preamble_length(lora_sx1276 *lora, uint16_t len)</text:span><text:span text:style-name="T216"><text:s/>Установите длину преамбулы пакета.</text:span></text:p>
          <text:list text:continue-numbering="true">
            <text:list-item>
              <text:p text:style-name="P217"><text:span text:style-name="T218">len</text:span><text:span text:style-name="T219"><text:s/>- длина преамбулы пакета для получения дополнительной информации обрат</text:span><text:span text:style-name="T220">и</text:span><text:span text:style-name="T221">тесь к разделу 4.1.1.6 таблицы данных</text:span></text:p>
            </text:list-item>
          </text:list>
        </text:list-item>
        <text:list-item>
          <text:p text:style-name="P222"><text:span text:style-name="T223">void lora_set_implicit_header_mode(lora_sx1276 *lora)</text:span><text:span text:style-name="T224"><text:s/>Установите режим "неявный заголовок", то есть никакого заголовка пакета вообще. См. раздел 4.1.1.6 таблицы данных</text:span></text:p>
        </text:list-item>
        <text:list-item>
          <text:p text:style-name="P225"><text:span text:style-name="T226">void lora_set_explicit_header_mode(lora_sx1276 *lora)</text:span><text:span text:style-name="T227"><text:s/>Установите "явный", т. е. вс</text:span><text:span text:style-name="T228">е</text:span><text:span text:style-name="T229">гда добавляйте заголовок пакета с различной системной информацией. См. раздел 4.1.1.6 таблицы данных</text:span></text:p>
        </text:list-item>
        <text:list-item>
          <text:p text:style-name="P230"><text:span text:style-name="T231">void lora_enable_interrupt_rx_done(lora_sx1276 *lora)</text:span><text:span text:style-name="T232"><text:s/>Включает прерывание на DIO0 при получении пакета модуль SX1276 вытянет линию DIO0 высоко</text:span></text:p>
        </text:list-item>
        <text:list-item>
          <text:p text:style-name="P233"><text:span text:style-name="T234">void lora_enable_interrupt_tx_done(lora_sx1276 *lora)</text:span><text:span text:style-name="T235"><text:s/>Включает прерывание на DIO0 когда передача закончена модуль SX1276 вытянет линию DIO0 высоко</text:span></text:p>
        </text:list-item>
        <text:list-item>
          <text:p text:style-name="P236"><text:span text:style-name="T237">void lora_clear_interrupt_tx_done(lora_sx1276 *lora)</text:span><text:span text:style-name="T238"><text:s/></text:span><text:span text:style-name="T239">Очищает</text:span><text:span text:style-name="T240"><text:s/></text:span><text:span text:style-name="T241">прерывание</text:span><text:span text:style-name="T242"><text:s/>TX<text:s/></text:span><text:span text:style-name="T243">на</text:span><text:span text:style-name="T244"><text:s/>DIO0</text:span></text:p>
        </text:list-item>
      </text:list>
      <text:p text:style-name="P245">Полученная пакетная информация</text:p>
      <text:list text:style-name="LFO8" text:continue-numbering="true">
        <text:list-item>
          <text:p text:style-name="P246"><text:span text:style-name="T247">uint8_t lora_packet_rssi(lora_sx1276 *lora)</text:span><text:span text:style-name="T248"><text:s/>Возвращает RSSI последнего полученн</text:span><text:span text:style-name="T249">о</text:span><text:span text:style-name="T250">го пакета</text:span></text:p>
        </text:list-item>
        <text:list-item>
          <text:p text:style-name="P251"><text:span text:style-name="T252">uint8_t lora_packet_snr(lora_sx1276 *lora)</text:span><text:span text:style-name="T253"><text:s/>Возвращает SNR последнего полученного пакета</text:span></text:p>
        </text:list-item>
      </text:list>
      <text:p text:style-name="P254">Процедуры отправки пакетов</text:p>
      <text:list text:style-name="LFO9" text:continue-numbering="true">
        <text:list-item>
          <text:p text:style-name="P255"><text:span text:style-name="T256">uint8_t lora_is_transmitting(lora_sx1276 *lora)</text:span><text:span text:style-name="T257"><text:s/>Запросите модем о любой текущей передаче пакетов. Возвращается<text:s/></text:span><text:span text:style-name="T258">0</text:span><text:span text:style-name="T259">если нет активной передачи</text:span></text:p>
        </text:list-item>
        <text:list-item>
          <text:p text:style-name="P260"><text:span text:style-name="T261">uint8_t lora_send_packet_dma_start(lora_sx1276 *lora, uint8_t *data, uint8_t data_len)</text:span><text:span text:style-name="T262"><text:s/></text:span><text:span text:style-name="T263">Отправляет</text:span><text:span text:style-name="T264"><text:s/></text:span><text:span text:style-name="T265">пакет</text:span><text:span text:style-name="T266"><text:s/></text:span><text:span text:style-name="T267">с</text:span><text:span text:style-name="T268"><text:s/></text:span><text:span text:style-name="T269">помощью</text:span><text:span text:style-name="T270"><text:s/></text:span><text:span text:style-name="T271">DMA. Вы<text:s/></text:span><text:span text:style-name="T272">должны</text:span><text:span text:style-name="T273"><text:s/>позвонить</text:span><text:span text:style-name="T274">lora_send_packet_dma_complete()</text:span><text:span text:style-name="T275">, когда ДМА закончит.</text:span></text:p>
          <text:list text:continue-numbering="true">
            <text:list-item>
              <text:p text:style-name="P276"><text:span text:style-name="T277">data</text:span><text:span text:style-name="T278"><text:s/>- указатель на передаваемый буфер</text:span></text:p>
            </text:list-item>
            <text:list-item>
              <text:p text:style-name="P279"><text:span text:style-name="T280">data_len</text:span><text:span text:style-name="T281"><text:s/>- сколько байтов нужно передать из<text:s/></text:span><text:span text:style-name="T282">data</text:span><text:span text:style-name="T283">буфера. ВОЗВРАТ:</text:span></text:p>
            </text:list-item>
            <text:list-item>
              <text:p text:style-name="P284"><text:span text:style-name="T285">LORA_BUSY</text:span><text:span text:style-name="T286"><text:s/>в случае активной передачи продолжается</text:span></text:p>
            </text:list-item>
            <text:list-item>
              <text:p text:style-name="P287"><text:span text:style-name="T288">LORA_OK</text:span><text:span text:style-name="T289"><text:s/>пакет запланирован к отправке.</text:span></text:p>
            </text:list-item>
          </text:list>
        </text:list-item>
        <text:list-item>
          <text:p text:style-name="P290"><text:span text:style-name="T291">void lora_send_packet_dma_complete(lora_sx1276 *lora);</text:span><text:span text:style-name="T292"><text:s/>Завершает отправку пакета на основе DMA инициированного<text:s/></text:span><text:span text:style-name="T293">lora_send_packet_dma_start()</text:span></text:p>
        </text:list-item>
        <text:list-item>
          <text:p text:style-name="P294"><text:span text:style-name="T295">uint8_t lora_send_packet_blocking(lora_sx1276 *lora, uint8_t *data, uint8_t data_len, uint32_t timeout)</text:span><text:span text:style-name="T296"><text:s/>Отправка пакета в неблокирующем режиме</text:span></text:p>
          <text:list text:continue-numbering="true">
            <text:list-item>
              <text:p text:style-name="P297"><text:span text:style-name="T298">data</text:span><text:span text:style-name="T299"><text:s/>- указатель на буфер для передачи</text:span></text:p>
            </text:list-item>
            <text:list-item>
              <text:p text:style-name="P300"><text:span text:style-name="T301">data_len</text:span><text:span text:style-name="T302"><text:s/>- сколько байт передать из<text:s/></text:span><text:span text:style-name="T303">data</text:span><text:span text:style-name="T304">буфера. ВОЗВРАТ:</text:span></text:p>
            </text:list-item>
            <text:list-item>
              <text:p text:style-name="P305"><text:span text:style-name="T306">LORA_BUSY</text:span><text:span text:style-name="T307"><text:s/>в случае активной продолжающейся передачи</text:span></text:p>
            </text:list-item>
            <text:list-item>
              <text:p text:style-name="P308"><text:span text:style-name="T309">LORA_OK</text:span><text:span text:style-name="T310"><text:s/>пакет запланирован к отправке. Проверьте состояние с<text:s/></text:span><text:span text:style-name="T311">lora_is_transmitting()</text:span><text:span text:style-name="T312">помощью прерывания или с помощью него.</text:span></text:p>
            </text:list-item>
          </text:list>
        </text:list-item>
        <text:list-item>
          <text:p text:style-name="P313"><text:span text:style-name="T314">uint8_t lora_send_packet(lora_sx1276 *lora, uint8_t *data, uint8_t data_len)</text:span><text:span text:style-name="T315"><text:s/>Отправить пакет и возвращает только тогда, когда пакет отправлен / произошла ошибка (режим блокировки).</text:span></text:p>
          <text:list text:continue-numbering="true">
            <text:list-item>
              <text:p text:style-name="P316"><text:span text:style-name="T317">data</text:span><text:span text:style-name="T318"><text:s/>- указатель на передаваемый буфер</text:span></text:p>
            </text:list-item>
            <text:list-item>
              <text:p text:style-name="P319"><text:span text:style-name="T320">data_len</text:span><text:span text:style-name="T321"><text:s/>- сколько байтов нужно передать из<text:s/></text:span><text:span text:style-name="T322">data</text:span><text:span text:style-name="T323">буфера.</text:span></text:p>
            </text:list-item>
            <text:list-item>
              <text:p text:style-name="P324"><text:span text:style-name="T325">timeout</text:span><text:span text:style-name="T326"><text:s/>- максимальное время ожидания для завершения передачи. ВОЗВРАТ:</text:span></text:p>
            </text:list-item>
            <text:list-item>
              <text:p text:style-name="P327"><text:span text:style-name="T328">LORA_BUSY</text:span><text:span text:style-name="T329"><text:s/>в случае активной передачи продолжается</text:span></text:p>
            </text:list-item>
            <text:list-item>
              <text:p text:style-name="P330"><text:span text:style-name="T331">LORA_TIMEOUT</text:span><text:span text:style-name="T332"><text:s/>пакет не был передан в заданные временные рамки.</text:span></text:p>
            </text:list-item>
            <text:list-item>
              <text:p text:style-name="P333"><text:span text:style-name="T334">LORA_OK</text:span><text:span text:style-name="T335"><text:s/>пакет, запланированный к отправке.</text:span></text:p>
            </text:list-item>
          </text:list>
        </text:list-item>
      </text:list>
      <text:p text:style-name="P336">Процедуры получения пакетов</text:p>
      <text:list text:style-name="LFO10" text:continue-numbering="true">
        <text:list-item>
          <text:p text:style-name="P337"><text:span text:style-name="T338">uint8_t lora_is_packet_available(lora_sx1276 *lora)</text:span><text:span text:style-name="T339"><text:s/>Проверяет, есть ли у пакетного модема ожидающий приема пакет, возвращает</text:span><text:span text:style-name="T340">0</text:span><text:span text:style-name="T341">, если пакет недоступен, или любое полож</text:span><text:span text:style-name="T342">и</text:span><text:span text:style-name="T343">тельное целое число, если пакет готов</text:span></text:p>
        </text:list-item>
        <text:list-item>
          <text:p text:style-name="P344"><text:span text:style-name="T345">uint8_t lora_receive_packet(lora_sx1276 *lora, uint8_t *buffer, uint8_t buffer_len, uint8_t *error)</text:span><text:span text:style-name="T346"><text:s/></text:span><text:span text:style-name="T347">Получает</text:span><text:span text:style-name="T348"><text:s/></text:span><text:span text:style-name="T349">пакет</text:span><text:span text:style-name="T350"><text:s/></text:span><text:span text:style-name="T351">от</text:span><text:span text:style-name="T352"><text:s/></text:span><text:span text:style-name="T353">модема</text:span><text:span text:style-name="T354"><text:s/>LoRa</text:span></text:p>
          <text:list text:continue-numbering="true">
            <text:list-item>
              <text:p text:style-name="P355"><text:span text:style-name="T356">buffer</text:span><text:span text:style-name="T357"><text:s/>- указатель на буфер, в который копируется пакет.</text:span></text:p>
            </text:list-item>
            <text:list-item>
              <text:p text:style-name="P358"><text:span text:style-name="T359">buffer_len</text:span><text:span text:style-name="T360"><text:s/>- длина<text:s/></text:span><text:span text:style-name="T361">buffer</text:span><text:span text:style-name="T362">. Если входящий пакет больше</text:span><text:span text:style-name="T363">buffer_len</text:span><text:span text:style-name="T364">, то он будет усечен по размеру<text:s/></text:span><text:span text:style-name="T365">buffer_len</text:span><text:span text:style-name="T366">.</text:span></text:p>
            </text:list-item>
            <text:list-item>
              <text:p text:style-name="P367"><text:span text:style-name="T368">error</text:span><text:span text:style-name="T369"><text:s/>- указатель<text:s/></text:span><text:span text:style-name="T370">uint8_t</text:span><text:span text:style-name="T371">на сохранение ошибки. Может быть<text:s/></text:span><text:span text:style-name="T372">NULL</text:span><text:span text:style-name="T373">- так что никакая информация об ошибках не будет сохранена. Возвращает фактическую длину пакета, сохраненную в<text:s/></text:span><text:span text:style-name="T374">buffer</text:span><text:span text:style-name="T375">файле .</text:span></text:p>
            </text:list-item>
          </text:list>
        </text:list-item>
        <text:list-item>
          <text:p text:style-name="P376"><text:span text:style-name="T377">uint8_t lora_receive_packet_dma_start(lora_sx1276 *lora, uint8_t *buffer, uint8_t buffer_len, uint8_t *error);</text:span><text:span text:style-name="T378"><text:s/>Получает пакет от модема LoRa в режиме DMA.<text:s/></text:span><text:span text:style-name="T379">Вы</text:span><text:span text:style-name="T380"><text:s/></text:span><text:span text:style-name="T381">должны</text:span><text:span text:style-name="T382"><text:s/></text:span><text:span text:style-name="T383">вызвать</text:span><text:span text:style-name="T384"><text:s/>`lora_receive_packet_dma_complete()<text:s/></text:span><text:span text:style-name="T385">из</text:span><text:span text:style-name="T386"><text:s/>DMA receive done callback</text:span></text:p>
          <text:list text:continue-numbering="true">
            <text:list-item>
              <text:p text:style-name="P387"><text:span text:style-name="T388">buffer</text:span><text:span text:style-name="T389"><text:s/>- указатель на буфер, в который копируется пакет.</text:span></text:p>
            </text:list-item>
            <text:list-item>
              <text:p text:style-name="P390"><text:span text:style-name="T391">buffer_len</text:span><text:span text:style-name="T392"><text:s/>- длина<text:s/></text:span><text:span text:style-name="T393">buffer</text:span><text:span text:style-name="T394">. Если входящий пакет больше, чем<text:s/></text:span><text:span text:style-name="T395">buffer_len</text:span><text:span text:style-name="T396">он будет усечен, чтобы соответствовать<text:s/></text:span><text:span text:style-name="T397">buffer_len</text:span><text:span text:style-name="T398">.</text:span></text:p>
            </text:list-item>
            <text:list-item>
              <text:p text:style-name="P399"><text:span text:style-name="T400">error</text:span><text:span text:style-name="T401"><text:s/>- указатель<text:s/></text:span><text:span text:style-name="T402">uint8_t</text:span><text:span text:style-name="T403">на хранить ошибку. Может быть<text:s/></text:span><text:span text:style-name="T404">NULL</text:span><text:span text:style-name="T405">- так информация об ошибке не будет храниться. Возвращает фактическую длину пакета, хранящегося в<text:s/></text:span><text:span text:style-name="T406">buffer</text:span><text:span text:style-name="T407">.</text:span></text:p>
            </text:list-item>
          </text:list>
        </text:list-item>
      </text:list>
      <text:p text:style-name="P408"><text:span text:style-name="T409">error</text:span><text:span text:style-name="T410"><text:s/>является одним из:</text:span></text:p>
      <text:list text:style-name="LFO10" text:continue-numbering="true">
        <text:list-item>
          <text:list>
            <text:list-item>
              <text:p text:style-name="P411"><text:span text:style-name="T412">LORA_OK</text:span><text:span text:style-name="T413"><text:s/>- пакет успешно получен.</text:span></text:p>
            </text:list-item>
            <text:list-item>
              <text:p text:style-name="P414"><text:span text:style-name="T415">LORA_EMPTY</text:span><text:span text:style-name="T416"><text:s/>- в данный момент пакет не получен (проверьте наличие пакета<text:s/></text:span><text:span text:style-name="T417">lora_is_packet_available()</text:span><text:span text:style-name="T418">ранее).</text:span></text:p>
            </text:list-item>
            <text:list-item>
              <text:p text:style-name="P419"><text:span text:style-name="T420">LORA_TIMEOUT</text:span><text:span text:style-name="T421"><text:s/>- тайм-аут при приеме пакета (только для режима одиночного приема).</text:span></text:p>
            </text:list-item>
            <text:list-item>
              <text:p text:style-name="P422"><text:span text:style-name="T423">LORA_INVALID_HEADER</text:span><text:span text:style-name="T424"><text:s/>- получен пакет с искаженным заголовком.</text:span></text:p>
            </text:list-item>
            <text:list-item>
              <text:p text:style-name="P425"><text:span text:style-name="T426">LORA_CRC_ERROR</text:span><text:span text:style-name="T427"><text:s/>- получен искаженный пакет (CRC не удалось). Обратите внимание, что вам нужно включить эту функцию явно, она отключена по умолчанию.</text:span></text:p>
            </text:list-item>
          </text:list>
        </text:list-item>
        <text:list-item>
          <text:p text:style-name="P428"><text:span text:style-name="T429">void lora_receive_packet_dma_complete(lora_sx1276 *lora);</text:span><text:span text:style-name="T430"><text:s/>Завершает прием пакета на основе DMA инициированного<text:s/></text:span><text:span text:style-name="T431">lora_receive_packet_dma_start()</text:span></text:p>
        </text:list-item>
        <text:list-item>
          <text:p text:style-name="P432"><text:span text:style-name="T433">uint8_t lora_receive_packet_blocking(lora_sx1276 *lora, uint8_t *buffer, uint8_t buffer_len, uint32_t timeout, uint8_t *error)</text:span><text:span text:style-name="T434"><text:s/>Прием пакета в "блокиру</text:span><text:span text:style-name="T435">ю</text:span><text:span text:style-name="T436">щем режиме", т. е. функция возвращается только тогда, когда пакет:</text:span></text:p>
          <text:list text:continue-numbering="true">
            <text:list-item>
              <text:p text:style-name="P437"><text:span text:style-name="T438">В случае одиночного режима приема: когда пакет прибыл или произошел тайм-аут. Обратите внимание, что недостаточно установить<text:s/></text:span><text:span text:style-name="T439">timeout</text:span><text:span text:style-name="T440">что - то положительное-вам также нужно установить тайм-аут в модеме LoRa, позвонив<text:s/></text:span><text:span text:style-name="T441">lora_set_rx_symbol_timeout</text:span><text:span text:style-name="T442">раньше.</text:span></text:p>
            </text:list-item>
            <text:list-item>
              <text:p text:style-name="P443">Для режима непрерывного приема будет ждать, пока пакет не поступит / тайм-аут не наступит.</text:p>
            </text:list-item>
            <text:list-item>
              <text:p text:style-name="P444"><text:span text:style-name="T445">buffer</text:span><text:span text:style-name="T446"><text:s/>- указатель на буфер, в который копируется пакет.</text:span></text:p>
            </text:list-item>
            <text:list-item>
              <text:p text:style-name="P447"><text:span text:style-name="T448">buffer_len</text:span><text:span text:style-name="T449"><text:s/>- длина<text:s/></text:span><text:span text:style-name="T450">buffer</text:span><text:span text:style-name="T451">. Если входящий пакет больше, чем<text:s/></text:span><text:span text:style-name="T452">buffer_len</text:span><text:span text:style-name="T453">он будет усечен, чтобы соответствовать<text:s/></text:span><text:span text:style-name="T454">buffer_len</text:span><text:span text:style-name="T455">.</text:span></text:p>
            </text:list-item>
            <text:list-item>
              <text:p text:style-name="P456"><text:span text:style-name="T457">error</text:span><text:span text:style-name="T458"><text:s/>- указатель<text:s/></text:span><text:span text:style-name="T459">uint8_t</text:span><text:span text:style-name="T460">на сохранение ошибки. Может быть<text:s/></text:span><text:span text:style-name="T461">NULL</text:span><text:span text:style-name="T462">- так что никакая информация об ошибке не будет сохранена. Возвращает фактическую длину пакета, сохраненную в<text:s/></text:span><text:span text:style-name="T463">buffer</text:span><text:span text:style-name="T464">.</text:span></text:p>
            </text:list-item>
          </text:list>
        </text:list-item>
      </text:list>
      <text:p text:style-name="P465"><text:span text:style-name="T466">error</text:span><text:span text:style-name="T467"><text:s/>является одним из:</text:span></text:p>
      <text:list text:style-name="LFO10" text:continue-numbering="true">
        <text:list-item>
          <text:list>
            <text:list-item>
              <text:p text:style-name="P468"><text:span text:style-name="T469">LORA_OK</text:span><text:span text:style-name="T470"><text:s/>- пакет успешно получен.</text:span></text:p>
            </text:list-item>
            <text:list-item>
              <text:p text:style-name="P471"><text:span text:style-name="T472">LORA_EMPTY</text:span><text:span text:style-name="T473"><text:s/>- в данный момент пакет не получен (проверьте наличие пакета<text:s/></text:span><text:span text:style-name="T474">lora_is_packet_available()</text:span><text:span text:style-name="T475">ранее).</text:span></text:p>
            </text:list-item>
            <text:list-item>
              <text:p text:style-name="P476"><text:span text:style-name="T477">LORA_TIMEOUT</text:span><text:span text:style-name="T478"><text:s/>- тайм-аут при приеме пакета (только для режима одиночного приема).</text:span></text:p>
            </text:list-item>
            <text:list-item>
              <text:p text:style-name="P479"><text:span text:style-name="T480">LORA_INVALID_HEADER</text:span><text:span text:style-name="T481"><text:s/>- получен пакет с искаженным заголовком.</text:span></text:p>
            </text:list-item>
            <text:list-item>
              <text:p text:style-name="P482"><text:span text:style-name="T483">LORA_CRC_ERROR</text:span><text:span text:style-name="T484"><text:s/>- получен искаженный пакет (CRC не удалось). Обратите внимание, что вам нужно включить эту функцию явно, она отключена по умолчанию.</text:span></text:p>
            </text:list-item>
          </text:list>
        </text:list-item>
        <text:list-item>
          <text:p text:style-name="P485"><text:span text:style-name="T486">void lora_set_rx_symbol_timeout(lora_sx1276 *lora, uint16_t symbols)</text:span><text:span text:style-name="T487"><text:s/></text:span><text:span text:style-name="T488">Устанавл</text:span><text:span text:style-name="T489">и</text:span><text:span text:style-name="T490">вает</text:span><text:span text:style-name="T491"><text:s/></text:span><text:span text:style-name="T492">тайм</text:span><text:span text:style-name="T493">-</text:span><text:span text:style-name="T494">аут</text:span><text:span text:style-name="T495"><text:s/></text:span><text:span text:style-name="T496">для</text:span><text:span text:style-name="T497"><text:s/></text:span><text:span text:style-name="T498">lora_mode_receive_single()</text:span><text:span text:style-name="T499">символов</text:span><text:span text:style-name="T500"><text:s/>in.</text:span></text:p>
          <text:list text:continue-numbering="true">
            <text:list-item>
              <text:p text:style-name="P501"><text:span text:style-name="T502">symbols</text:span><text:span text:style-name="T503"><text:s/>- значение таймаута. Допустимы<text:s/></text:span><text:span text:style-name="T504">41024</text:span><text:span text:style-name="T505">символы от до. Для получения д</text:span><text:span text:style-name="T506">о</text:span><text:span text:style-name="T507">полнительной информации обратитесь к разделу спецификации 4.1.5</text:span></text:p>
            </text:list-item>
          </text:list>
        </text:list-item>
      </text:list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/>
    <style:font-face style:name="PT Sans" svg:font-family="PT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PT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ru" style:country-asian="RU" style:language-complex="ar" style:country-complex="SA" fo:hyphenate="true"/>
    </style:style>
    <style:style style:name="Заголовок2" style:display-name="Заголовок 2" style:family="paragraph" style:parent-style-name="Обычный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ru" style:country-asian="RU" style:language-complex="ar" style:country-complex="SA" fo:hyphenate="true"/>
    </style:style>
    <style:style style:name="Заголовок3" style:display-name="Заголовок 3" style:family="paragraph" style:parent-style-name="Обычный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ru" style:country-asian="RU" style:language-complex="ar" style:country-complex="SA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ru" style:country-asian="RU" style:language-complex="ar" style:country-complex="SA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l-k" style:display-name="pl-k" style:family="text" style:parent-style-name="Основнойшрифтабзаца"/>
    <style:style style:name="pl-c" style:display-name="pl-c" style:family="text" style:parent-style-name="Основнойшрифтабзаца"/>
    <style:style style:name="pl-s" style:display-name="pl-s" style:family="text" style:parent-style-name="Основнойшрифтабзаца"/>
    <style:style style:name="pl-pds" style:display-name="pl-pds" style:family="text" style:parent-style-name="Основнойшрифтабзаца"/>
    <style:style style:name="pl-c1" style:display-name="pl-c1" style:family="text" style:parent-style-name="Основнойшрифтабзаца"/>
    <style:style style:name="pl-en" style:display-name="pl-en" style:family="text" style:parent-style-name="Основнойшрифтабзаца"/>
    <style:style style:name="pl-cce" style:display-name="pl-cce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355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Анатолий Белокопытов</meta:initial-creator>
    <dc:creator>Анатолий Белокопытов</dc:creator>
    <meta:creation-date>2021-03-24T12:59:00Z</meta:creation-date>
    <dc:date>2021-03-24T13:14:00Z</dc:date>
    <meta:template xlink:href="Normal.dotm" xlink:type="simple"/>
    <meta:editing-cycles>4</meta:editing-cycles>
    <meta:editing-duration>PT960S</meta:editing-duration>
    <meta:document-statistic meta:page-count="1" meta:paragraph-count="21" meta:word-count="1626" meta:character-count="10874" meta:row-count="77" meta:non-whitespace-character-count="9269"/>
  </office:meta>
</office:document-meta>
</file>